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2f8e5" officeooo:paragraph-rsid="0022f8e5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officeooo:rsid="00260a91" officeooo:paragraph-rsid="00260a91"/>
    </style:style>
    <style:style style:name="P4" style:family="paragraph" style:parent-style-name="Table_20_Contents">
      <style:text-properties officeooo:rsid="001552ed" officeooo:paragraph-rsid="000ae139"/>
    </style:style>
    <style:style style:name="P5" style:family="paragraph" style:parent-style-name="Table_20_Contents">
      <style:text-properties officeooo:rsid="0023c411" officeooo:paragraph-rsid="000ae139"/>
    </style:style>
    <style:style style:name="P6" style:family="paragraph" style:parent-style-name="Standard">
      <style:text-properties officeooo:rsid="0026c6b4" officeooo:paragraph-rsid="0026c6b4"/>
    </style:style>
    <style:style style:name="P7" style:family="paragraph" style:parent-style-name="Standard">
      <style:text-properties fo:font-weight="bold" officeooo:rsid="0022f8e5" officeooo:paragraph-rsid="0022f8e5" style:font-weight-asian="bold" style:font-weight-complex="bold"/>
    </style:style>
    <style:style style:name="P8" style:family="paragraph" style:parent-style-name="Standard">
      <style:text-properties fo:font-weight="bold" officeooo:rsid="00260a91" officeooo:paragraph-rsid="00260a91" style:font-weight-asian="bold" style:font-weight-complex="bold"/>
    </style:style>
    <style:style style:name="P9" style:family="paragraph" style:parent-style-name="Standard">
      <style:text-properties fo:font-weight="bold" officeooo:rsid="0026c6b4" officeooo:paragraph-rsid="0026c6b4" style:font-weight-asian="bold" style:font-weight-complex="bold"/>
    </style:style>
    <style:style style:name="P10" style:family="paragraph" style:parent-style-name="Standard">
      <style:text-properties fo:font-weight="bold" officeooo:rsid="00279e21" officeooo:paragraph-rsid="00279e21" style:font-weight-asian="bold" style:font-weight-complex="bold"/>
    </style:style>
    <style:style style:name="P11" style:family="paragraph" style:parent-style-name="Standard">
      <style:text-properties fo:font-weight="bold" officeooo:rsid="0027a515" officeooo:paragraph-rsid="0027a515" style:font-weight-asian="bold" style:font-weight-complex="bold"/>
    </style:style>
    <style:style style:name="P12" style:family="paragraph" style:parent-style-name="Standard">
      <style:text-properties fo:font-weight="bold" officeooo:rsid="00292ec2" officeooo:paragraph-rsid="00292ec2" style:font-weight-asian="bold" style:font-weight-complex="bold"/>
    </style:style>
    <style:style style:name="P13" style:family="paragraph" style:parent-style-name="Standard">
      <style:text-properties fo:font-weight="bold" officeooo:rsid="0029f6ca" officeooo:paragraph-rsid="0029f6ca" style:font-weight-asian="bold" style:font-weight-complex="bold"/>
    </style:style>
    <style:style style:name="P14" style:family="paragraph" style:parent-style-name="Standard">
      <style:text-properties fo:font-weight="normal" officeooo:rsid="0027a515" officeooo:paragraph-rsid="0027a515" style:font-weight-asian="normal" style:font-weight-complex="normal"/>
    </style:style>
    <style:style style:name="P15" style:family="paragraph" style:parent-style-name="Standard">
      <style:text-properties fo:font-weight="normal" officeooo:rsid="00292ec2" officeooo:paragraph-rsid="00292ec2" style:font-weight-asian="normal" style:font-weight-complex="normal"/>
    </style:style>
    <style:style style:name="P16" style:family="paragraph" style:parent-style-name="Standard">
      <style:text-properties fo:font-weight="normal" officeooo:rsid="0029f6ca" officeooo:paragraph-rsid="0029f6ca" style:font-weight-asian="normal" style:font-weight-complex="normal"/>
    </style:style>
    <style:style style:name="P17" style:family="paragraph" style:parent-style-name="Standard">
      <style:text-properties fo:font-weight="normal" officeooo:rsid="002bf424" officeooo:paragraph-rsid="002bf424" style:font-weight-asian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weight="normal" officeooo:rsid="0029f6ca" officeooo:paragraph-rsid="0029f6ca" style:font-weight-asian="normal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weight="normal" officeooo:rsid="0029f6ca" officeooo:paragraph-rsid="0029f6ca" style:font-weight-asian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weight="normal" officeooo:rsid="002bf424" officeooo:paragraph-rsid="002bf424" style:font-weight-asian="normal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weight="normal" officeooo:rsid="002f504d" officeooo:paragraph-rsid="002f504d" style:font-weight-asian="normal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bold" officeooo:rsid="002bf424" officeooo:paragraph-rsid="002bf424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fo:font-weight="normal" officeooo:rsid="0029f6ca" officeooo:paragraph-rsid="0029f6ca" style:font-weight-asian="normal" style:font-weight-complex="normal"/>
    </style:style>
    <style:style style:name="P24" style:family="paragraph" style:parent-style-name="Table_20_Contents">
      <style:text-properties officeooo:rsid="0029f6ca" officeooo:paragraph-rsid="0029f6ca"/>
    </style:style>
    <style:style style:name="T1" style:family="text">
      <style:text-properties officeooo:rsid="00253e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f424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79e21"/>
    </style:style>
    <style:style style:name="T7" style:family="text">
      <style:text-properties officeooo:rsid="0027a515"/>
    </style:style>
    <style:style style:name="T8" style:family="text">
      <style:text-properties officeooo:rsid="00292ec2"/>
    </style:style>
    <style:style style:name="T9" style:family="text">
      <style:text-properties officeooo:rsid="002939b1"/>
    </style:style>
    <style:style style:name="T10" style:family="text">
      <style:text-properties officeooo:rsid="002bf424"/>
    </style:style>
    <style:style style:name="T11" style:family="text">
      <style:text-properties officeooo:rsid="002c88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What does SQL stand for?</text:span><text:line-break/>- It stands for <text:span text:style-name="T5">S</text:span>tructured <text:span text:style-name="T5">Q</text:span>uery <text:span text:style-name="T5">L</text:span>anguage.</text:p>
      <text:p text:style-name="P6"/>
      <text:p text:style-name="P7">What is a schema?</text:p>
      <text:p text:style-name="P1">- It is the arrangement of <text:span text:style-name="T1">data </text:span>in a database, <text:span text:style-name="T1">specifically the tables in the database</text:span>. This arrangement allows the information in the tables to be related, so as to query it and get relevant information.</text:p>
      <text:p text:style-name="P1"/>
      <text:p text:style-name="P8">What is a <text:span text:style-name="T6">primary </text:span>key?</text:p>
      <text:p text:style-name="P3">- It is a <text:span text:style-name="T6">column, or set of columns,</text:span> in a table which uniquely defines a row.</text:p>
      <text:p text:style-name="P3"/>
      <text:p text:style-name="P9">What is a foreign key?</text:p>
      <text:p text:style-name="P6">- It is a column in <text:span text:style-name="T6">one </text:span>table that contains the value of a <text:span text:style-name="T6">key </text:span>column in another table. <text:span text:style-name="T7">Said another way, a foreign key references the primary key of another table. It is used to link, or relate, one table to another.</text:span></text:p>
      <text:p text:style-name="P6"/>
      <text:p text:style-name="P11">Define, and give an example of a one-to-many relationship.</text:p>
      <text:p text:style-name="P14">- Any situation where you have one unique piece of data, which can be related to two or more <text:span text:style-name="T8">other </text:span>unique pieces of data, that relationship is a one-to-many relationship. An example may be customers to orders, <text:span text:style-name="T9">a </text:span>company to employees, or a bank account to transactions.</text:p>
      <text:p text:style-name="P14"/>
      <text:p text:style-name="P12">Define, and give an example of a many-to-many relationship.</text:p>
      <text:p text:style-name="P15">- If several unique pieces of data in one table can relate to several unique pieces of data in another table, that relationship is a many-to-many relationship. For instance, teachers to students; one teacher can have many students. However, many other teachers can have those same students as teachers. Other examples would be a beer distributor <text:span text:style-name="T9">to brands of beer, or movie theatre patrons to preferred movie genres.</text:span></text:p>
      <text:p text:style-name="P10"/>
      <text:p text:style-name="P10">What is a stored procedure, and when would you use one?</text:p>
      <text:p text:style-name="P17">- It is <text:span text:style-name="T11">a batch of SQL statements stored and executed on the database. They can reduce network traffic, and increase performance. They also can facilitate code re-use. For instance, if you have multiple codebases accessing the same database, rather than implementing the code to do a certain DB operation in each codebase, they could each call a stored procedure in the database itself.</text:span></text:p>
      <text:p text:style-name="P3"/>
      <text:p text:style-name="P13">What is an index, <text:span text:style-name="T10">and how does it work</text:span>?</text:p>
      <text:p text:style-name="P16">- An index is a cached and sorted copy of the columns in a database table. <text:span text:style-name="T10">It allows you to find data quickly. Indexes are tables themselves, but each row refers to a row in a regular database table. Since an index on a database table is sorted, you can use a binary search (See </text:span><text:span text:style-name="T4">Algorithms: Binary Search (Easy)</text:span><text:span text:style-name="T10">) to find a specific row faster than scanning each row of a non-indexed tables.</text:span></text:p>
      <text:p text:style-name="P16"/>
      <text:p text:style-name="P18"><text:span text:style-name="T10">Bonus question: what would be the complexity of searching an index, vs. searching a regular database table? (hint: it would be O(log n) vs O(n))</text:span></text:p>
      <text:p text:style-name="P19"/>
      <text:p text:style-name="P23"/>
      <text:p text:style-name="P22">What are the drawbacks of using an index?</text:p>
      <text:p text:style-name="P20">- They require more space. Remember the classic <text:span text:style-name="T3">space vs. time</text:span> trade-off. Indexes make your searches faster at the expense of more disk space. You can use less space, but your searches will require more time.</text:p>
      <text:p text:style-name="P20"/>
      <text:p text:style-name="P20"/>
      <text:p text:style-name="P21">Next topics:</text:p>
      <text:p text:style-name="P21"><text:tab/>SQL: Querying (Easy)</text:p>
      <text:p text:style-name="P21"><text:tab/>Databases: Design A Schema (Eas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2f8e5" officeooo:paragraph-rsid="0022f8e5"/>
    </style:style>
    <style:style style:name="MP2" style:family="paragraph" style:parent-style-name="Table_20_Contents">
      <style:text-properties officeooo:rsid="0029f6ca" officeooo:paragraph-rsid="0029f6c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atabase and SQL general knowledge</text:p>
            </table:table-cell>
            <table:table-cell table:style-name="Table3.A1" office:value-type="string">
              <text:p text:style-name="MP2">Databases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2</text:page-number> of <text:page-count>2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10T13:02:47.272000000</dc:date>
    <meta:editing-duration>PT1H38M47S</meta:editing-duration>
    <meta:editing-cycles>15</meta:editing-cycles>
    <meta:generator>LibreOffice/5.2.5.1$Windows_x86 LibreOffice_project/0312e1a284a7d50ca85a365c316c7abbf20a4d22</meta:generator>
    <meta:document-statistic meta:table-count="1" meta:image-count="0" meta:object-count="0" meta:page-count="2" meta:paragraph-count="25" meta:word-count="502" meta:character-count="2815" meta:non-whitespace-character-count="2336"/>
  </office:meta>
</office:document-meta>
</file>